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bde2" officeooo:paragraph-rsid="000ebde2"/>
    </style:style>
    <style:style style:name="P2" style:family="paragraph" style:parent-style-name="Standard">
      <style:text-properties fo:font-weight="bold" officeooo:rsid="000ebde2" officeooo:paragraph-rsid="000ebde2" style:font-weight-asian="bold" style:font-weight-complex="bold"/>
    </style:style>
    <style:style style:name="T1" style:family="text">
      <style:text-properties officeooo:rsid="001194a9"/>
    </style:style>
    <style:style style:name="T2" style:family="text">
      <style:text-properties officeooo:rsid="0012f7eb"/>
    </style:style>
    <style:style style:name="T3" style:family="text">
      <style:text-properties officeooo:rsid="0014ea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iminnantarkastuskertomus</text:p>
      <text:p text:style-name="P2"/>
      <text:p text:style-name="P1">Kansan Muisti ry:n jäsenille. </text:p>
      <text:p text:style-name="P1"/>
      <text:p text:style-name="P1">Olemme tarkastaneet Kansan Muisti ry:n talouden ja hallinnon tilikaudelta 1.1.2013 - 31.12.2013.</text:p>
      <text:p text:style-name="P1"/>
      <text:p text:style-name="P1">Hallitus on laatinut toimintakertomuksen ja tilinpäätöksen, joka sisältää tuloslaskelman, taseen ja liitetiedot. Suorittamamme tarkastuksen perusteella annamme lausunnon tilinpäätöksest<text:span text:style-name="T1">ä</text:span> ja hallinnosta.</text:p>
      <text:p text:style-name="P1"/>
      <text:p text:style-name="P1">Tilintarkastus on suoritettu hyvän tilintarkastustavan mukaisesti. Kirjanpitoa sekä tilinpäätöksen laatimisperiaatteita, sisältöä ja esittämistapaa on tarkastettu riittävässä yhdistyksen toiminnan edellyttämässä laajuudessa sen toteamiseksi, ettei tilinpäätös sisällä olennaisia virheitä tai puutteita. Hallinnon tarkastuksessa on selvitetty hallituksen jäsenten toiminnan lainmukaisuutta yhdistyslain säännösten perustella.</text:p>
      <text:p text:style-name="P1"/>
      <text:p text:style-name="P1">Joidenkin kulujen osalta (Jami Pekkanen 17,35e ja Riikka Suutari 33,64e) tiedot kulujen perusteluista olivat puutteelliset (perusteluna 'jotain'). Nämä kulut ovat kuitenkin suhteellisen vähäisiä ja olemme kysyttäessä saaneet riittävän selvityksen kuluista <text:span text:style-name="T1">(workshop-tarjoilu)</text:span>. Lisäksi toimintakertomuksessa mainitaan yhtäällä että vuoden 2013 on tullut 10 uutta jäsentä, toisaalla mainitaan että yhdistyksen jäsenmäärä on säilynyt ennallaan, tämä tulee tarkistaa lopulliseen toimintakertomukseen. </text:p>
      <text:p text:style-name="P1"/>
      <text:p text:style-name="P1">Kokonaisuutta arvioiden emme ole tarkastuksessa havainneet, että yhdistykselle olisi aiheutunut vahinkoa tai yhdistyslakia tai sääntöjä olisi rikottu. Lausuntonamme esitämme, että tilinpäätös on laadittu kirjanpitolain sekä tilinpäätöksen laatimista koskevien muiden säännösten ja määräysten mukaisesti. Tilinpäätös, joka osoittaa tarkastetulta tilikaudelta ylijäämää 1510,59 euroa ja yhteensä vastaavaa 4404,19 <text:span text:style-name="T2">euroa</text:span> antaa kirjan<text:span text:style-name="T1">p</text:span>itolaissa tarkoitetulla tavalla oikeat ja riittävät tiedot yhdistyksen toiminnan tuloksesta <text:span text:style-name="T3">ja </text:span>taloudellisesta asemasta. Tilipäätös voidaan vahvistaa sekä vastuuvapaus myöntää yhdistyksen hallituksen jäsenille tarkastamaltamme tilikaudelta. </text:p>
      <text:p text:style-name="P1"/>
      <text:p text:style-name="P1"/>
      <text:p text:style-name="P1"/>
      <text:p text:style-name="P1">Helsingissä 30. päivänä kesäkuuta 2014</text:p>
      <text:p text:style-name="P1"/>
      <text:p text:style-name="P1">Toiminnantarkastajat</text:p>
      <text:p text:style-name="P1"/>
      <text:p text:style-name="P1"/>
      <text:p text:style-name="P1"/>
      <text:p text:style-name="P1"/>
      <text:p text:style-name="P1">Leo Lahti <text:s text:c="17"/><text:tab/><text:tab/><text:tab/><text:tab/><text:tab/><text:tab/><text:tab/><text:tab/>Jami Pekka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5:40:05.138730300</meta:creation-date>
    <dc:date>2014-06-30T15:42:56.750346085</dc:date>
    <meta:editing-duration>PT2M20S</meta:editing-duration>
    <meta:editing-cycles>6</meta:editing-cycles>
    <meta:generator>LibreOffice/4.2.4.2$Linux_X86_64 LibreOffice_project/420m0$Build-2</meta:generator>
    <meta:document-statistic meta:table-count="0" meta:image-count="0" meta:object-count="0" meta:page-count="1" meta:paragraph-count="10" meta:word-count="214" meta:character-count="2053" meta:non-whitespace-character-count="1821"/>
  </office:meta>
</office:document-meta>
</file>